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Mangal1" svg:font-family="Mangal"/>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left="-0.635cm" fo:margin-right="-0.439cm" fo:text-indent="0cm" style:auto-text-indent="false"/>
      <style:text-properties style:font-name="Arial1" style:font-name-complex="Arial1"/>
    </style:style>
    <style:style style:name="P3" style:family="paragraph" style:parent-style-name="Standard">
      <style:paragraph-properties fo:margin-left="-0.635cm" fo:margin-right="-0.439cm" fo:text-align="justify" style:justify-single-word="false" fo:text-indent="0cm" style:auto-text-indent="false"/>
      <style:text-properties style:font-name="Arial1" style:font-name-complex="Arial1"/>
    </style:style>
    <style:style style:name="P4" style:family="paragraph" style:parent-style-name="Standard">
      <style:paragraph-properties fo:margin-left="-0.635cm" fo:margin-right="-0.439cm" fo:text-indent="0cm" style:auto-text-indent="false"/>
      <style:text-properties style:font-name="Arial1" fo:font-size="14pt" fo:font-weight="bold" style:font-size-asian="14pt" style:font-weight-asian="bold" style:font-name-complex="Arial1"/>
    </style:style>
    <style:style style:name="P5" style:family="paragraph" style:parent-style-name="western">
      <style:paragraph-properties fo:margin-left="-0.635cm" fo:margin-right="-0.439cm" fo:margin-top="0cm" fo:margin-bottom="0.21cm" fo:text-indent="0cm" style:auto-text-indent="false" fo:background-color="#ffffff">
        <style:background-image/>
      </style:paragraph-properties>
      <style:text-properties fo:color="#000000" style:font-name="Arial1" fo:font-weight="bold" style:font-weight-asian="bold" style:font-name-complex="Arial1" style:font-weight-complex="bold"/>
    </style:style>
    <style:style style:name="P6" style:family="paragraph" style:parent-style-name="western">
      <style:paragraph-properties fo:margin-left="-0.635cm" fo:margin-right="-0.439cm" fo:margin-top="0cm" fo:margin-bottom="0.21cm" fo:text-indent="0cm" style:auto-text-indent="false" fo:background-color="#ffffff">
        <style:background-image/>
      </style:paragraph-properties>
      <style:text-properties fo:color="#000000" style:font-name="Arial1" style:font-name-complex="Arial1"/>
    </style:style>
    <style:style style:name="P7" style:family="paragraph" style:parent-style-name="Standard">
      <style:paragraph-properties fo:margin-left="-0.635cm" fo:margin-right="-0.439cm" fo:text-indent="0cm" style:auto-text-indent="false"/>
      <style:text-properties style:font-name="Arial1" style:font-name-complex="Arial1"/>
    </style:style>
    <style:style style:name="P8" style:family="paragraph" style:parent-style-name="Standard">
      <style:paragraph-properties fo:margin-left="-0.635cm" fo:margin-right="-0.439cm" fo:text-indent="0cm" style:auto-text-indent="false"/>
      <style:text-properties style:font-name="Arial1" fo:font-size="14pt" fo:font-weight="bold" style:font-size-asian="14pt" style:font-weight-asian="bold" style:font-name-complex="Arial1"/>
    </style:style>
    <style:style style:name="P9" style:family="paragraph" style:parent-style-name="Text_20_body">
      <style:paragraph-properties fo:margin-left="-0.635cm" fo:margin-right="-0.439cm" fo:margin-top="0cm" fo:margin-bottom="0cm" fo:text-align="justify" style:justify-single-word="false" fo:text-indent="0cm" style:auto-text-indent="false"/>
      <style:text-properties fo:font-variant="normal" fo:text-transform="none" style:font-name="Arial1" fo:font-size="12pt" fo:font-style="normal" fo:background-color="transparent" style:font-size-asian="12pt" style:font-name-complex="Arial1" style:font-size-complex="12pt"/>
    </style:style>
    <style:style style:name="P10" style:family="paragraph" style:parent-style-name="western">
      <style:paragraph-properties fo:margin-left="-0.635cm" fo:margin-right="-0.439cm" fo:margin-top="0cm" fo:margin-bottom="0.21cm" fo:text-align="center" style:justify-single-word="false" fo:text-indent="0cm" style:auto-text-indent="false">
        <style:tab-stops>
          <style:tab-stop style:position="8.705cm"/>
        </style:tab-stops>
      </style:paragraph-properties>
      <style:text-properties fo:color="#000080" style:font-name="Arial1" fo:font-size="22pt" fo:font-weight="bold" style:font-size-asian="22pt" style:font-weight-asian="bold" style:font-name-complex="Arial1" style:font-size-complex="18pt" style:font-weight-complex="bold"/>
    </style:style>
    <style:style style:name="P11" style:family="paragraph" style:parent-style-name="western">
      <style:paragraph-properties fo:margin-left="-0.635cm" fo:margin-right="-0.439cm" fo:margin-top="0cm" fo:margin-bottom="0.21cm" fo:text-align="center" style:justify-single-word="false" fo:text-indent="0cm" style:auto-text-indent="false">
        <style:tab-stops>
          <style:tab-stop style:position="8.705cm"/>
        </style:tab-stops>
      </style:paragraph-properties>
      <style:text-properties fo:color="#000080" style:font-name="Arial1" fo:font-size="22pt" fo:font-weight="bold" fo:background-color="#ff00ff" style:font-size-asian="22pt" style:font-weight-asian="bold" style:font-name-complex="Arial1" style:font-size-complex="18pt" style:font-weight-complex="bold"/>
    </style:style>
    <style:style style:name="P12" style:family="paragraph" style:parent-style-name="western" style:master-page-name="Standard">
      <style:paragraph-properties fo:margin-left="-0.635cm" fo:margin-right="-0.439cm" fo:margin-top="0cm" fo:margin-bottom="0.21cm" fo:text-align="center" style:justify-single-word="false" fo:text-indent="0cm" style:auto-text-indent="false" style:page-number="auto">
        <style:tab-stops>
          <style:tab-stop style:position="8.705cm"/>
        </style:tab-stops>
      </style:paragraph-properties>
      <style:text-properties fo:color="#000080" style:font-name="Arial1" fo:font-size="22pt" fo:font-weight="bold" fo:background-color="#ff00ff" style:font-size-asian="22pt" style:font-weight-asian="bold" style:font-name-complex="Arial1" style:font-size-complex="18pt" style:font-weight-complex="bold"/>
    </style:style>
    <style:style style:name="P13" style:family="paragraph" style:parent-style-name="western">
      <style:paragraph-properties fo:margin-left="-0.635cm" fo:margin-right="-0.439cm" fo:margin-top="0.494cm" fo:margin-bottom="0cm" fo:text-align="center" style:justify-single-word="false" fo:text-indent="0cm" style:auto-text-indent="false"/>
      <style:text-properties style:font-name="Arial1" fo:font-weight="bold" style:font-weight-asian="bold" style:font-name-complex="Arial1" style:font-weight-complex="bold"/>
    </style:style>
    <style:style style:name="P14" style:family="paragraph" style:parent-style-name="western">
      <style:paragraph-properties fo:margin-left="-0.635cm" fo:margin-right="-0.439cm" fo:margin-top="0.494cm" fo:margin-bottom="0cm" fo:text-align="justify" style:justify-single-word="false" fo:text-indent="0cm" style:auto-text-indent="false"/>
      <style:text-properties style:font-name="Arial1" fo:font-weight="normal" style:font-weight-asian="normal" style:font-name-complex="Arial1" style:font-weight-complex="normal"/>
    </style:style>
    <style:style style:name="P15" style:family="paragraph" style:parent-style-name="western">
      <style:paragraph-properties fo:margin-left="-0.635cm" fo:margin-right="-0.439cm" fo:margin-top="0.494cm" fo:margin-bottom="0cm" fo:text-align="justify" style:justify-single-word="false" fo:text-indent="0cm" style:auto-text-indent="false"/>
      <style:text-properties style:font-name="Arial1"/>
    </style:style>
    <style:style style:name="P16" style:family="paragraph" style:parent-style-name="western">
      <style:paragraph-properties fo:margin-left="-0.635cm" fo:margin-right="-0.439cm" fo:margin-top="0.494cm" fo:margin-bottom="0cm" fo:text-align="justify" style:justify-single-word="false" fo:text-indent="0cm" style:auto-text-indent="false"/>
      <style:text-properties style:font-name="Arial1" fo:background-color="transparent" style:font-name-complex="Arial1"/>
    </style:style>
    <style:style style:name="P17" style:family="paragraph" style:parent-style-name="western">
      <style:paragraph-properties fo:margin-left="-0.635cm" fo:margin-right="-0.439cm" fo:margin-top="0.494cm" fo:margin-bottom="0cm" fo:text-align="justify" style:justify-single-word="false" fo:text-indent="0cm" style:auto-text-indent="false"/>
    </style:style>
    <style:style style:name="T1" style:family="text">
      <style:text-properties fo:font-weight="bold" style:font-weight-asian="bold" style:font-weight-complex="bold"/>
    </style:style>
    <style:style style:name="T2" style:family="text">
      <style:text-properties fo:background-color="transparent"/>
    </style:style>
    <style:style style:name="T3" style:family="text">
      <style:text-properties fo:background-color="transparent" style:font-name-complex="Arial1"/>
    </style:style>
    <style:style style:name="T4" style:family="text">
      <style:text-properties style:font-name="Arial1" fo:font-style="normal" style:font-style-asian="normal" style:font-style-complex="normal"/>
    </style:style>
    <style:style style:name="T5" style:family="text">
      <style:text-properties style:font-name="Arial1"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fo:font-weight="normal" style:font-weight-asian="normal" style:font-name-complex="Arial1" style:font-weight-complex="normal"/>
    </style:style>
    <style:style style:name="T8" style:family="text">
      <style:text-properties fo:font-variant="normal" fo:text-transform="none" style:font-name="Arial" fo:font-style="normal" style:font-name-complex="Arial1"/>
    </style:style>
    <style:style style:name="T9" style:family="text">
      <style:text-properties fo:font-variant="normal" fo:text-transform="none" fo:font-size="12pt" fo:font-style="normal" style:font-size-asian="12pt" style:font-size-complex="12pt"/>
    </style:style>
    <style:style style:name="T10" style:family="text">
      <style:text-properties fo:font-style="italic" style:font-style-asian="italic" style:font-style-complex="italic"/>
    </style:style>
    <style:style style:name="T11" style:family="text">
      <style:text-properties fo:font-style="italic" style:font-style-asian="italic" style:font-name-complex="Arial1" style:font-style-complex="italic"/>
    </style:style>
    <style:style style:name="T12" style:family="text">
      <style:text-properties fo:font-style="normal" style:font-style-asian="normal" style:font-style-complex="normal"/>
    </style:style>
    <style:style style:name="T13" style:family="text">
      <style:text-properties fo:font-style="normal" style:font-style-asian="normal" style:font-name-complex="Arial1" style:font-style-complex="normal"/>
    </style:style>
    <style:style style:name="T14" style:family="text">
      <style:text-properties style:font-name-complex="Arial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elease de encerramento aprovado</text:p>
      <text:p text:style-name="P11"/>
      <text:p text:style-name="P10">Encerra hoje o Fórum Internacional Software Livre – fisl13</text:p>
      <text:p text:style-name="P13">Porto Alegre foi palco de discussão sobre <text:span text:style-name="T2">tecnologias livres</text:span>. O evento mais consolidado do gênero na América Latina reuniu grandes nomes da área. Ao todo foram mais de 800 hora<text:span text:style-name="T2">s de programação, 584 palestrantes, representantes de 23 países, 94 caravana</text:span>s e um público de 7.709 pessoas.</text:p>
      <text:p text:style-name="P16"><text:span text:style-name="T6">O 13° Fórum Internacional Software Livre – fisl13, um dos encontros mais consolidados do mundo na área de Tecnologia da Informação e Comunicação (TIC), encerra hoje, dia 28, na PUCRS, em Porto Alegre. Quinhentos e oitenta e quatro palestrantes de 23 nacionalidades participaram do evento que reuniu mais de 800 horas de programação, 94 caravanas e um público de 7.709 pessoas. O total de dados trafegados no evento foi de 1,43 terabytes.</text:span></text:p>
      <text:p text:style-name="P14">Em busca de mobilização da sociedade para a liberdade e autonomia tecnológica, o fisl reuniu comunidades de software livre, grupos, profissionais, empresas, estudantes e entidades - <text:span text:style-name="T2">um público global especializado, qualificado ou curioso a respeito</text:span> da tecnologia da informação. Internautas e interessados do universo da tecnologia participaram de discussões, palestras, lançamentos e inovações nacionais e internacionais do mundo do software livre. Encontro acadêmico-científico, festival de robótica livre, rodada de negócios e uma intensa atividade cultural compuseram a extensa programação. </text:p>
      <text:p text:style-name="P14">De acordo como coordenador-geral da Associação Software Livre.Org, Ricardo Fritsch, o fisl13 cumpriu as expectativas. “Além de discutir soluções livres, promovemos acordos internacionais entre diversas entidades de fomento ao software livre no mundo. Isso mostra que o movimento cresce e é mais reconhecido a cada ano”, afirmou. </text:p>
      <text:p text:style-name="P15"><text:span text:style-name="T14">Entre as pautas em debate ganharam destaque a privacidade online, o marco regulatório da internet no Brasil, leis de controle ao acesso à rede, cooperativismo, sustentabilidade, políticas públicas, liberdade, filosofia e cultura de soluções livres. O fisl13 enfatizou também os negócios colaborativos com conceitos livres e o </text:span><text:span text:style-name="T8">novo cenário econômico que vem se desenvolvendo na medida em que as pessoas têm mais voz e mais acesso à informação. </text:span><text:span text:style-name="T11">A nova economia colaborativa </text:span><text:span text:style-name="T13">foi tema de debate e teve como objetivo demonstrar a influência dos conceitos que marcam o desenvolvimento dos softwares livres e de código aberto em dife</text:span><text:span text:style-name="T14">rentes áreas de negócios. </text:span></text:p>
      <text:p text:style-name="P15">Experiências de diversos países, como Espanha, Estados Unidos, Argentina, França além do Brasil, foram apresentadas, destacando como as<text:span text:style-name="T10"> </text:span><text:span text:style-name="T12">organizações da Sociedade Civil realmente ajudam o software livre. </text:span><text:span text:style-name="T14">Nomes consagrados da tecnologia mundial e </text:span><text:span text:style-name="T3">cultura de rede</text:span><text:span text:style-name="T14">, como o presidente fundador da Linux International, Jon “Maddog” Hall, e o fundador do Partido Pirata, o sueco Rick Falkvinge, lotaram auditórios. </text:span></text:p>
      <text:p text:style-name="P15"><text:span text:style-name="T9">Maddog, o guru do software livre, como é chamado por alguns, destacou que atua na ciência da computação há 43 anos e nunca usou código fechado para desenvolver </text:span><text:soft-page-break/><text:span text:style-name="T9">softwares. A apresentação de Maddog mostrou as possibilidades de utilização de software livre, provando que os programas criados com código aberto são tão bons quanto ou até melhores que os desenvolvidos por grandes empresas que trabalham com códigos fechados. </text:span></text:p>
      <text:p text:style-name="P17"><text:span text:style-name="T5">Fundador do primeiro Partido Pirata do mundo e reconhecido internacionalmente pela luta a favor da liberdade de expressão e pelo direito de compartilhar, o sueco Rick Falkvinge afirmou que os monopólios de Copyright são uma ilusão que as indústrias criam para manter seu poder econômico inviolável e que ameaçam os direitos civis. Neste contexto, o Brasil teria uma importância ímpar. Segundo o militante, o país é o único em posição de romper esses códigos. “O Brasil está adiantado em perceber as potencialidades da internet em dar voz às pessoas e têm condições de desenvolver <text:s/>um modelo onde todos possam compartilhar o que quiserem. É preciso fomentar leis que tornem essas práticas obsoletas, porque, na realidade, elas já são”, apontou. </text:span><text:span text:style-name="T4">A internet, para Falkvinge, é a forma pela qual a sociedade exercita sua liberdade de expressão. “O acesso livre à net se tornou hoje tão fundamental quanto qualquer direito. É uma exigência para que se exerça cidadania”, observou. </text:span></text:p>
      <text:p text:style-name="P9"/>
      <text:p text:style-name="P4"/>
      <text:p text:style-name="P4">Luta pela liberdade tecnológica</text:p>
      <text:p text:style-name="P2"/>
      <text:p text:style-name="P3">Há 13 anos, o fisl contribui e acompanha todo o processo de desenvolvimento e crescimento do software livre. O surgimento do evento foi motivado por uma firme convicção de seus criadores de que a luta pela liberdade e pela autonomia tecnológica do Brasil passaria necessariamente pelo software livre e pelos ideais construídos, inicialmente por Richard Stallman e, posteriormente, pela comunidade de hackers e desenvolvedores do sistema operacional GNU/Linux e demais aplicativos em software livre criados no mundo.</text:p>
      <text:p text:style-name="P3"/>
      <text:p text:style-name="P3">O evento tem a preocupação em debater e contribuir para evolução sócio-cultural e tecnológica do País, além de oportunizar aos interessados o aprendizado e a atualização em relação ao uso do software de código aberto em diversas áreas, como segurança, educação, economia, política, cultura, tecnologia, entre outras. </text:p>
      <text:p text:style-name="P3"/>
      <text:p text:style-name="P2"/>
      <text:p text:style-name="P5">Porto Alegre, 28 de julho de 2012</text:p>
      <text:p text:style-name="P6"><text:span text:style-name="T1">Núcleo de Atendimento 13° Fórum Internacional de Software Livre</text:span><text:line-break/>Coordenação: Nicole Carvalho – nicole@enfato.com.br – 51 8118.1501<text:line-break/>Direção:Mariana Turkenicz– mariana@enfato.com.br – 51 8121.7062</text:p>
      <text:p text:style-name="P6">Atendimento: Bruna Brinques – bruna@enfato.com.br<text:line-break/>Enfato Comunicação Empresarial<text:line-break/>51 30.261.261<text:line-break/>www.enfato.com.br</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Mangal1" svg:font-family="Mangal"/>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Lucida Sans Unicode"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western" style:family="paragraph" style:parent-style-name="Standard">
      <style:paragraph-properties fo:margin-top="0.494cm" fo:margin-bottom="0.21cm"/>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Fonte_20_parág._20_padrão" style:display-name="Fonte parág. padrão" style:family="text"/>
    <style:style style:name="_20_Char_20_Char2" style:display-name=" Char Char2" style:family="text">
      <style:text-properties fo:font-size="12pt" style:font-size-asian="12pt" style:font-size-complex="12pt"/>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style:font-name="Tahoma" fo:font-size="8pt" style:font-size-asian="8pt" style:font-name-complex="Tahoma" style:font-size-complex="8pt"/>
    </style:style>
    <style:style style:name="apple-converted-space"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0.291cm" fo:margin-bottom="1.249cm" fo:margin-left="3cm" fo:margin-right="2.247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0.058cm" fo:margin-bottom="2.499cm" fo:margin-left="3cm" fo:margin-right="2.24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text:s text:c="64"/></text:p>
        <text:p text:style-name="Header"/>
      </style:header>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órum Internacional Software Livre chega a 13ª edição</dc:title>
    <meta:initial-creator>Enfato Comunicação Empresarial</meta:initial-creator>
    <meta:creation-date>2012-07-24T11:50:00</meta:creation-date>
    <dc:date>2012-07-28T18:22:50</dc:date>
    <meta:editing-cycles>73</meta:editing-cycles>
    <meta:editing-duration>PT4H4M36S</meta:editing-duration>
    <meta:generator>LibreOffice/3.5$Linux_x86 LibreOffice_project/350m1$Build-3</meta:generator>
    <dc:creator>Fisl 13 </dc:creator>
    <meta:printed-by>Fisl 13 </meta:printed-by>
    <meta:print-date>2012-07-28T18:14:26</meta:print-date>
    <meta:document-statistic meta:table-count="0" meta:image-count="0" meta:object-count="0" meta:page-count="2" meta:paragraph-count="17" meta:word-count="809" meta:character-count="5457" meta:non-whitespace-character-count="4592"/>
    <meta:user-defined meta:name="Informações 1"/>
    <meta:user-defined meta:name="Informações 2"/>
    <meta:user-defined meta:name="Informações 3"/>
    <meta:user-defined meta:name="Informações 4"/>
  </office:meta>
</office:document-meta>
</file>